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4a99c91b-1aa5-957d-678f-2500ad84f447">
        <text:p text:style-name="Standard"><text:a xlink:type="simple" xlink:href="https://leetcode.com/problems/create-a-dataframe-from-list/" text:style-name="Internet_20_link" text:visited-style-name="Visited_20_Internet_20_Link"><text:span text:style-name="T1">2877. Create a DataFrame from List</text:span></text:a></text:p>
        <text:p text:style-name="P4">Easy</text:p>
        <text:p text:style-name="P4"/>
        <text:p text:style-name="P5"><text:span text:style-name="T1">Write a solution to </text:span><text:span text:style-name="Strong_20_Emphasis"><text:span text:style-name="T1">create</text:span></text:span><text:span text:style-name="T1"> a DataFrame from a 2D list called </text:span><text:span text:style-name="Source_20_Text"><text:span text:style-name="T2">student_data</text:span></text:span><text:span text:style-name="T1">. This 2D list contains the IDs and ages of some students.</text:span></text:p>
        <text:p text:style-name="P5"><text:span text:style-name="T1">The DataFrame should have two columns, </text:span><text:span text:style-name="Source_20_Text"><text:span text:style-name="T2">student_id</text:span></text:span><text:span text:style-name="T1"> and </text:span><text:span text:style-name="Source_20_Text"><text:span text:style-name="T2">age</text:span></text:span><text:span text:style-name="T1">, and be in the same order as the original 2D list.</text:span></text:p>
        <text:p text:style-name="P6">The result format is in the following example.</text:p>
        <text:p text:style-name="P6"> </text:p>
        <text:p text:style-name="P5"><text:span text:style-name="Strong_20_Emphasis"><text:span text:style-name="T1">Example 1:</text:span></text:span></text:p>
        <text:p text:style-name="P3"><text:span text:style-name="Strong_20_Emphasis"><text:span text:style-name="T1">Input:</text:span></text:span></text:p>
        <text:p text:style-name="P1">student_data:</text:p>
        <text:p text:style-name="P3"><text:span text:style-name="Source_20_Text"><text:span text:style-name="T2">[</text:span></text:span></text:p>
        <text:p text:style-name="P3"><text:span text:style-name="Source_20_Text"><text:span text:style-name="T2"><text:s text:c="2"/>[1, 15],</text:span></text:span></text:p>
        <text:p text:style-name="P3"><text:span text:style-name="Source_20_Text"><text:span text:style-name="T2"><text:s text:c="2"/>[2, 11],</text:span></text:span></text:p>
        <text:p text:style-name="P3"><text:span text:style-name="Source_20_Text"><text:span text:style-name="T2"><text:s text:c="2"/>[3, 11],</text:span></text:span></text:p>
        <text:p text:style-name="P3"><text:span text:style-name="Source_20_Text"><text:span text:style-name="T2"><text:s text:c="2"/>[4, 20]</text:span></text:span></text:p>
        <text:p text:style-name="P3"><text:span text:style-name="Source_20_Text"><text:span text:style-name="T2">]</text:span></text:span></text:p>
        <text:p text:style-name="P3"><text:span text:style-name="Strong_20_Emphasis"><text:span text:style-name="T1">Output:</text:span></text:span></text:p>
        <text:p text:style-name="P1">+------------+-----+</text:p>
        <text:p text:style-name="P1">| student_id | age |</text:p>
        <text:p text:style-name="P1">+------------+-----+</text:p>
        <text:p text:style-name="P1">| 1 <text:s text:c="9"/>| 15 <text:s/>|</text:p>
        <text:p text:style-name="P1">| 2 <text:s text:c="9"/>| 11 <text:s/>|</text:p>
        <text:p text:style-name="P1">| 3 <text:s text:c="9"/>| 11 <text:s/>|</text:p>
        <text:p text:style-name="P1">| 4 <text:s text:c="9"/>| 20 <text:s/>|</text:p>
        <text:p text:style-name="P1">+------------+-----+</text:p>
        <text:p text:style-name="P3"><text:span text:style-name="Strong_20_Emphasis"><text:span text:style-name="T1">Explanation:</text:span></text:span></text:p>
        <text:p text:style-name="P2"><text:span text:style-name="T1">A DataFrame was created on top of student_data, with two columns named </text:span><text:span text:style-name="Source_20_Text"><text:span text:style-name="T2">student_id</text:span></text:span><text:span text:style-name="T1"> and </text:span><text:span text:style-name="Source_20_Text"><text:span text:style-name="T2">age</text:span></text:span><text:span text:style-name="T1">.</text:span></text:p>
        <text:p text:style-name="Horizontal_20_Line"/>
        <text:p text:style-name="P7">Seen this question in a real interview before?</text:p>
        <text:p text:style-name="P7">1/4</text:p>
        <text:p text:style-name="P7">Yes</text:p>
        <text:p text:style-name="P7">No</text:p>
        <text:p text:style-name="P7">Accepted</text:p>
        <text:p text:style-name="P7">55.1K</text:p>
        <text:p text:style-name="P7">Submissions</text:p>
        <text:p text:style-name="P7">68.2K</text:p>
        <text:p text:style-name="P7">Acceptance Rate</text:p>
        <text:p text:style-name="P7">80.8%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7T23:50:48.290000000</dc:date>
    <meta:editing-duration>PT56S</meta:editing-duration>
    <meta:editing-cycles>1</meta:editing-cycles>
    <meta:document-statistic meta:table-count="0" meta:image-count="0" meta:object-count="0" meta:page-count="1" meta:paragraph-count="36" meta:word-count="142" meta:character-count="766" meta:non-whitespace-character-count="616"/>
    <meta:generator>LibreOffice/7.2.2.2$Windows_X86_64 LibreOffice_project/02b2acce88a210515b4a5bb2e46cbfb63fe97d56</meta:generator>
  </office:meta>
</office:document-meta>
</file>